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28a2fc" officeooo:paragraph-rsid="0028a2fc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rsid="002aa0a2" officeooo:paragraph-rsid="002aa0a2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2d6492" officeooo:paragraph-rsid="002d6492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2eeb01" officeooo:paragraph-rsid="002eeb01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3005bc" officeooo:paragraph-rsid="003005bc"/>
    </style:style>
    <style:style style:name="P8" style:family="paragraph" style:parent-style-name="Text_20_body">
      <style:paragraph-properties fo:break-before="page"/>
      <style:text-properties officeooo:rsid="0028be79" officeooo:paragraph-rsid="0028be79"/>
    </style:style>
    <style:style style:name="P9" style:family="paragraph" style:parent-style-name="Standard">
      <style:text-properties officeooo:rsid="000c1cf4" officeooo:paragraph-rsid="000c1cf4"/>
    </style:style>
    <style:style style:name="P10" style:family="paragraph" style:parent-style-name="Standard">
      <style:text-properties officeooo:rsid="000c1cf4" officeooo:paragraph-rsid="000d0869"/>
    </style:style>
    <style:style style:name="P11" style:family="paragraph" style:parent-style-name="Standard">
      <style:text-properties officeooo:rsid="0010a90a" officeooo:paragraph-rsid="0012b449"/>
    </style:style>
    <style:style style:name="P12" style:family="paragraph" style:parent-style-name="Standard">
      <style:text-properties officeooo:rsid="0012b449" officeooo:paragraph-rsid="0012b449"/>
    </style:style>
    <style:style style:name="P13" style:family="paragraph" style:parent-style-name="Standard">
      <style:text-properties officeooo:rsid="0013a626" officeooo:paragraph-rsid="0012b449"/>
    </style:style>
    <style:style style:name="P14" style:family="paragraph" style:parent-style-name="Standard">
      <style:text-properties officeooo:rsid="0015707c" officeooo:paragraph-rsid="001a97a7"/>
    </style:style>
    <style:style style:name="P15" style:family="paragraph" style:parent-style-name="Standard">
      <style:text-properties officeooo:rsid="001a97a7" officeooo:paragraph-rsid="001a97a7"/>
    </style:style>
    <style:style style:name="P16" style:family="paragraph" style:parent-style-name="Standard">
      <style:text-properties officeooo:rsid="0023fdad" officeooo:paragraph-rsid="0023fdad"/>
    </style:style>
    <style:style style:name="P17" style:family="paragraph" style:parent-style-name="Standard">
      <style:text-properties officeooo:rsid="00247a56" officeooo:paragraph-rsid="00247a56"/>
    </style:style>
    <style:style style:name="P18" style:family="paragraph" style:parent-style-name="Standard">
      <style:text-properties officeooo:rsid="0025063c" officeooo:paragraph-rsid="0025063c"/>
    </style:style>
    <style:style style:name="P19" style:family="paragraph" style:parent-style-name="Standard">
      <style:text-properties officeooo:rsid="002830ac" officeooo:paragraph-rsid="002830ac"/>
    </style:style>
    <style:style style:name="P20" style:family="paragraph" style:parent-style-name="Standard">
      <style:text-properties officeooo:rsid="0028771a" officeooo:paragraph-rsid="0028771a"/>
    </style:style>
    <style:style style:name="P21" style:family="paragraph" style:parent-style-name="Standard">
      <style:text-properties officeooo:rsid="0028a2fc" officeooo:paragraph-rsid="0028a2fc"/>
    </style:style>
    <style:style style:name="P22" style:family="paragraph" style:parent-style-name="Standard">
      <style:paragraph-properties fo:break-before="page"/>
      <style:text-properties officeooo:rsid="002830ac" officeooo:paragraph-rsid="002830ac"/>
    </style:style>
    <style:style style:name="T1" style:family="text">
      <style:text-properties officeooo:rsid="000c1cf4"/>
    </style:style>
    <style:style style:name="T2" style:family="text">
      <style:text-properties officeooo:rsid="000d0869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37acb9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d0869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fc52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0ea38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1e35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2b449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3a62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4bab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73ef3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8c683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1be2f1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c14de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1d146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ebf3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fb09e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2195a9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22cbb9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26be05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2830ac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0daacc"/>
    </style:style>
    <style:style style:name="T24" style:family="text">
      <style:text-properties officeooo:rsid="002bf49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!<text:span text:style-name="T23">\</text:span><text:tab/><text:span text:style-name="T1">Les guerres médiques :</text:span></text:p>
      <text:p text:style-name="Standard"/>
      <text:p text:style-name="P9"><text:tab/>élément déclencheur : la révolte den Ionie (499 av. J.-C.)<text:tab/>cités grecs sous empire perse</text:p>
      <text:p text:style-name="P9"/>
      <text:p text:style-name="P9">491-490 : 1er guerre médique</text:p>
      <text:p text:style-name="P9"><text:tab/>Marathon 490 </text:p>
      <text:p text:style-name="P9"><text:tab/><text:tab/>grecs win avec Miltiad / <text:span text:style-name="T2">phalange(hoplites)</text:span></text:p>
      <text:p text:style-name="P9"/>
      <text:p text:style-name="P9">491-478 : 2nde guerre médique</text:p>
      <text:p text:style-name="P10"><text:tab/><text:span text:style-name="T4">Les Thermopyles (480)</text:span></text:p>
      <text:p text:style-name="P10"><text:span text:style-name="T4"><text:tab/><text:tab/></text:span><text:span text:style-name="T5">défaite spartiates (300)face au perses / perdu d'avance, sacrifice pour retarder armée <text:tab/><text:tab/>perse pour permettre flote grec de s'organisé sous Thémistocle</text:span></text:p>
      <text:p text:style-name="P10"><text:span text:style-name="T5"><text:tab/></text:span><text:span text:style-name="T4">Salamine(480)</text:span></text:p>
      <text:p text:style-name="P10"><text:span text:style-name="T4"><text:tab/><text:tab/></text:span><text:span text:style-name="T5">victoir navale pour les grecs grâce à Thémistocle</text:span></text:p>
      <text:p text:style-name="P10"><text:span text:style-name="T5"><text:tab/></text:span><text:span text:style-name="T4">Platées (479) </text:span></text:p>
      <text:p text:style-name="P10"><text:span text:style-name="T4"><text:tab/><text:tab/>une victoire panhellénique </text:span><text:span text:style-name="T5">(perses définitivement vaincus</text:span><text:span text:style-name="T6">)</text:span></text:p>
      <text:p text:style-name="P10"><text:span text:style-name="T6"/></text:p>
      <text:p text:style-name="P12"><text:a xlink:type="simple" xlink:href="https://wikimonde.com/article/Artémise_Ire" text:style-name="Internet_20_link" text:visited-style-name="Visited_20_Internet_20_Link"><text:span text:style-name="T6">https://wikimonde.com/article/Art%C3%A9mise_Ire</text:span></text:a></text:p>
      <text:p text:style-name="P12"><text:span text:style-name="T6"><text:tab/></text:span></text:p>
      <text:p text:style-name="P12"><text:span text:style-name="T6"><text:tab/></text:span><text:span text:style-name="T19">3 reines en Carie (par mariage/gouverne après mort mari, </text:span><text:span text:style-name="T20">quand fils trop jeune pour reigner</text:span><text:span text:style-name="T19">)</text:span></text:p>
      <text:p text:style-name="P12"><text:span text:style-name="T19"/></text:p>
      <text:p text:style-name="P11"><text:span text:style-name="T6">A</text:span><text:span text:style-name="T3">rtemisia (reine d'</text:span><text:span text:style-name="T8">Ha</text:span><text:span text:style-name="T3">licarnas</text:span><text:span text:style-name="T8">se</text:span><text:span text:style-name="T3">) / </text:span><text:span text:style-name="T9">en Carie)</text:span><text:span text:style-name="T3"> </text:span></text:p>
      <text:p text:style-name="P11"><text:span text:style-name="T7"><text:tab/>déjà à l'époque visiteurs se déplacent pour aller voir mausolé d'</text:span><text:span text:style-name="T8">Ha</text:span><text:span text:style-name="T7">licarnas</text:span><text:span text:style-name="T8">se</text:span><text:span text:style-name="T7"> </text:span></text:p>
      <text:p text:style-name="P11"><text:span text:style-name="T7"><text:tab/>(tombeau roi M</text:span><text:span text:style-name="T9">au</text:span><text:span text:style-name="T7">sol</text:span><text:span text:style-name="T9">e</text:span><text:span text:style-name="T7">)</text:span></text:p>
      <text:p text:style-name="P11"><text:span text:style-name="T9">(femme mixte = grec+carie(perse)</text:span><text:span text:style-name="T3"> 1ere femme chef des armées / </text:span><text:span text:style-name="T10">se bat avec les Perses</text:span></text:p>
      <text:p text:style-name="P11"><text:span text:style-name="T7"><text:tab/></text:span><text:span text:style-name="T9">fascine car marginale, femme qui agit comme un homme entre culture grec et barbares </text:span></text:p>
      <text:p text:style-name="P13"><text:span text:style-name="T9">er</text:span><text:span text:style-name="T3">cherché par athéniens (vivante : mise à prix pour 1Ok drages?) </text:span></text:p>
      <text:p text:style-name="P13"><text:span text:style-name="T3"><text:tab/></text:span><text:span text:style-name="T11">symbolique / la réduit à un but</text:span><text:span text:style-name="T15">i</text:span><text:span text:style-name="T11">n de guerre</text:span></text:p>
      <text:p text:style-name="P13"><text:span text:style-name="T11"/></text:p>
      <text:p text:style-name="P13"><text:span text:style-name="T11"><text:tab/></text:span><text:span text:style-name="T16">C'est une reine guerriere</text:span></text:p>
      <text:p text:style-name="P13"><text:span text:style-name="T16"><text:tab/><text:tab/>se démarque à Salamine contre Thémistocle</text:span></text:p>
      <text:p text:style-name="P13"><text:span text:style-name="T16"><text:tab/><text:tab/><text:tab/>Hérodote nous dis qu'elle survit grâce à un quiprorpo / poursuivie par navire <text:tab/><text:tab/><text:tab/>athénien : fais exprès de rentrer dans un navire perse pour s'échapper en le <text:tab/><text:tab/><text:tab/>faisant couler</text:span></text:p>
      <text:p text:style-name="P13"><text:span text:style-name="T16"><text:tab/><text:tab/><text:tab/><text:tab/>les grecs ont crus qu'ils étaient des alliés/navires peut reconnaissables</text:span></text:p>
      <text:p text:style-name="P13"><text:span text:style-name="T11"><text:tab/><text:tab/><text:tab/><text:tab/></text:span><text:span text:style-name="T16">ne la poursuivent plus</text:span></text:p>
      <text:p text:style-name="P13"><text:span text:style-name="T16"><text:tab/><text:tab/><text:tab/></text:span><text:span text:style-name="T17">elle survi et montre à xerxes ses capacité de chef de guerre/</text:span><text:span text:style-name="T18">gagne estime du <text:tab/><text:tab/><text:tab/>Grand roi Xerxes</text:span></text:p>
      <text:p text:style-name="P13"><text:span text:style-name="T18"/></text:p>
      <text:p text:style-name="P14"><text:span text:style-name="T11">H</text:span><text:span text:style-name="T3">érodote ne la voit pas comme faible/victime mais au contraire lui est favorable/</text:span><text:span text:style-name="T12">compatriote de Carie<text:tab/></text:span></text:p>
      <text:p text:style-name="P14"><text:span text:style-name="T13">il célèbre les haut fais des mortel ( grand(e)s hommes/femmes) grecs et barbares dans ses oeuvres</text:span></text:p>
      <text:p text:style-name="P14"><text:span text:style-name="T13"/></text:p>
      <text:p text:style-name="P15"><text:span text:style-name="T13">A</text:span><text:span text:style-name="T3">ristophane, lui, la parodie / satire critique sur tout le monde/ </text:span><text:span text:style-name="T14">la ridiculise ainsi que tout les athéniens qui ce sont engager dans la guerre</text:span></text:p>
      <text:p text:style-name="P15"><text:span text:style-name="T14"/></text:p>
      <text:p text:style-name="P22"><text:a xlink:type="simple" xlink:href="https://wikimonde.com/article/Hécatomnides" text:style-name="Internet_20_link" text:visited-style-name="Visited_20_Internet_20_Link"><text:span text:style-name="T14">https://wikimonde.com/article/H%C3%A9catomnides</text:span></text:a></text:p>
      <text:p text:style-name="P19"><text:span text:style-name="T14"/></text:p>
      <text:p text:style-name="P16"><text:span text:style-name="T14">D</text:span><text:span text:style-name="T22">y</text:span><text:span text:style-name="T3">nastie des Hécatomnides, satrapes de Carie de 392 à 423 a.C.</text:span></text:p>
      <text:p text:style-name="P16"><text:span text:style-name="T3"><text:tab/>ils propage culture et language grec en Carie</text:span></text:p>
      <text:p text:style-name="P16"><text:span text:style-name="T3"><text:tab/>mélange culture Carie/Grec/Perse</text:span></text:p>
      <text:p text:style-name="P16"><text:span text:style-name="T3"/></text:p>
      <text:p text:style-name="P17"><text:a xlink:type="simple" xlink:href="https://wikimonde.com/article/Artémise_II" text:style-name="Internet_20_link" text:visited-style-name="Visited_20_Internet_20_Link"><text:span text:style-name="T3">https://wikimonde.com/article/Art%C3%A9mise_II</text:span></text:a></text:p>
      <text:p text:style-name="P17"><text:span text:style-name="T3">Atémisia II fait construire Mausolé / boit cendre de son mari</text:span></text:p>
      <text:p text:style-name="P17"><text:span text:style-name="T3"/></text:p>
      <text:p text:style-name="P18"><text:a xlink:type="simple" xlink:href="https://wikimonde.com/article/Ada_de_Carie" text:style-name="Internet_20_link" text:visited-style-name="Visited_20_Internet_20_Link"><text:span text:style-name="T3">https://wikimonde.com/article/Ada_de_Carie</text:span></text:a></text:p>
      <text:p text:style-name="P18"><text:span text:style-name="T3">Ada I reigne trois ans / femme la plus puissante de Carie / déposé par son petit frère Pixodaros</text:span></text:p>
      <text:p text:style-name="P18"><text:span text:style-name="T3">elle est éxilée, demande de l'aide à Alexandre le Grand </text:span><text:span text:style-name="T21">et l'adopte pour qu'il n'est pas besoin de faire guerre une fois qu'elle meure / gouverne de façon légitme après 7 ans de reigne d'Ada jusqu'à sa mort.</text:span></text:p>
      <text:p text:style-name="P18"><text:span text:style-name="T21"/></text:p>
      <text:p text:style-name="P20"><text:span text:style-name="T21">E</text:span><text:span text:style-name="T3">n Carie banquet mixte / on prends nom de famille de la mère (comportement anormaux selon les grecs = coutumes barbares)</text:span></text:p>
      <text:p text:style-name="P21"><text:span text:style-name="T3">mysoginie moins marqué qu'ailleurs</text:span></text:p>
      <text:p text:style-name="P21"><text:span text:style-name="T3"><text:s/></text:span></text:p>
      <text:p text:style-name="P21"><text:span text:style-name="T3">Plutarce explique dans"la vertue des femmes" qu'elles doivent être fidèles à mari/cité...</text:span></text:p>
      <text:p text:style-name="P21"><text:span text:style-name="T3">pour lui reines guerrière n'int pas existées / rejet complet</text:span></text:p>
      <text:p text:style-name="P21"><text:span text:style-name="T3"/></text:p>
      <text:p text:style-name="P21"><text:span text:style-name="T3"/></text:p>
      <text:p text:style-name="P8"><text:span text:style-name="T3">7 merveilles monde Antique</text:span></text:p>
      <text:p text:style-name="P2"><text:bookmark text:name="La_liste_canonique"/><text:span text:style-name="T3">Ces œuvres se situent autour du bassin méditerranéen :</text:span></text:p>
      <text:list xml:id="list3597825430" text:style-name="L1">
        <text:list-item>
          <text:p text:style-name="P3">La pyramide de Khéops à Memphis (aujourd'hui, Gizeh ou Gizâ), en Égypte (seule merveille encore debout aujourd'hui) </text:p>
          <text:p text:style-name="P3"/>
        </text:list-item>
        <text:list-item>
          <text:p text:style-name="P3">Les jardins suspendus de Babylone, en Mésopotamie (ou possiblement de Ninive, en Assyrie) (Irak actuel)</text:p>
          <text:p text:style-name="P3"/>
        </text:list-item>
        <text:list-item>
          <text:p text:style-name="P3">La statue chryséléphantine de Zeus à Olympie, en Élide (Grèce)</text:p>
          <text:p text:style-name="P3"/>
        </text:list-item>
        <text:list-item>
          <text:p text:style-name="P3">Le temple d’Artémis, appelé aussi « Artémision », à Éphèse, en Ionie (Turquie actuelle)</text:p>
          <text:p text:style-name="P3"/>
        </text:list-item>
        <text:list-item>
          <text:p text:style-name="P3">Le tombeau de Mausole, à Halicarnasse, aussi nommé « mausolée d'Halicarnasse », en Carie (Turquie actuelle)</text:p>
          <text:list>
            <text:list-header>
              <text:p text:style-name="P4">démantelé par Hospitalier pour leur château <text:span text:style-name="T24">(peut-être déjà détruit à l'époque car sur zone sismique importante)</text:span></text:p>
              <text:p text:style-name="P5">XIX anglais ont découpés ce qu'il restait pour l'exposer au British Museum</text:p>
              <text:p text:style-name="P6"><text:a xlink:type="simple" xlink:href="https://wikimonde.com/article/Mausolée_d%27Halicarnasse" text:style-name="Internet_20_link" text:visited-style-name="Visited_20_Internet_20_Link">https://wikimonde.com/article/Mausol%C3%A9e_d%27Halicarnasse</text:a></text:p>
            </text:list-header>
          </text:list>
        </text:list-item>
      </text:list>
      <text:p text:style-name="P7"/>
      <text:list xml:id="list103224122654360" text:continue-numbering="true" text:style-name="L1">
        <text:list-header>
          <text:p text:style-name="P3"/>
        </text:list-header>
        <text:list-item>
          <text:p text:style-name="P3">La statue en bronze d’Hélios, dite « colosse de Rhodes » sur l’île grecque de ce nom</text:p>
          <text:p text:style-name="P3"/>
        </text:list-item>
        <text:list-item>
          <text:p text:style-name="P1">La tour-fanal de Pharos, dite « phare d'Alexandrie » en Égypte. </text:p>
        </text:list-item>
      </text:list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19S</meta:editing-duration>
    <meta:editing-cycles>38</meta:editing-cycles>
    <meta:generator>LibreOffice/5.3.6.1$Windows_x86 LibreOffice_project/686f202eff87ef707079aeb7f485847613344eb7</meta:generator>
    <dc:date>2017-10-25T10:32:22.488000000</dc:date>
    <meta:document-statistic meta:table-count="0" meta:image-count="0" meta:object-count="0" meta:page-count="3" meta:paragraph-count="57" meta:word-count="579" meta:character-count="3809" meta:non-whitespace-character-count="3233"/>
    <meta:user-defined meta:name="Info 1"/>
    <meta:user-defined meta:name="Info 2"/>
    <meta:user-defined meta:name="Info 3"/>
    <meta:user-defined meta:name="Info 4"/>
  </office:meta>
</office:document-meta>
</file>